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rsid="001708df" officeooo:paragraph-rsid="0016a00e" style:font-size-asian="9pt" style:font-size-complex="9pt"/>
    </style:style>
    <style:style style:name="P2" style:family="paragraph" style:parent-style-name="Standard">
      <style:text-properties style:font-name="Consolas" fo:font-size="9pt" fo:font-weight="bold" officeooo:rsid="001708df" officeooo:paragraph-rsid="0016a00e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8pt" officeooo:rsid="001708df" officeooo:paragraph-rsid="0016a00e" style:font-size-asian="8pt" style:font-size-complex="8pt"/>
    </style:style>
    <style:style style:name="P4" style:family="paragraph" style:parent-style-name="Standard">
      <style:text-properties style:font-name="Consolas" fo:font-size="8pt" fo:font-weight="bold" officeooo:rsid="001708df" officeooo:paragraph-rsid="0016a00e" style:font-size-asian="8pt" style:font-weight-asian="bold" style:font-size-complex="8pt" style:font-weight-complex="bold"/>
    </style:style>
    <style:style style:name="P5" style:family="paragraph" style:parent-style-name="Standard">
      <style:paragraph-properties fo:break-before="column"/>
      <style:text-properties style:font-name="Consolas" fo:font-size="8pt" officeooo:rsid="001708df" officeooo:paragraph-rsid="0016a00e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Systemdeklaration, <text:s/>Annette – Stefan</text:p>
      <text:p text:style-name="P4"/>
      <text:p text:style-name="P3">1NT: 15-17.</text:p>
      <text:p text:style-name="P3">2NT: 20-21.</text:p>
      <text:p text:style-name="P3"><text:s text:c="2"/>Svar: Stayman, överföringar.</text:p>
      <text:p text:style-name="P3"/>
      <text:p text:style-name="P3">1KL: 2+färg. Normal öppningsstyrka</text:p>
      <text:p text:style-name="P3">1RU: 4+färg. Normal öppningsstyrka</text:p>
      <text:p text:style-name="P3">1HJ: 5+färg. Normal öppningsstyrka. <text:s/></text:p>
      <text:p text:style-name="P3">1SP: 5+färg. Normal öppningsstyrka.</text:p>
      <text:p text:style-name="P3"><text:s text:c="2"/>Svar: 1HÖ-2NT=Stenberg-Skrot. </text:p>
      <text:p text:style-name="P3"><text:s text:c="8"/>1HÖ-3LÅ=trumfinviter.</text:p>
      <text:p text:style-name="P3"><text:line-break/>2KL: Enda krav.</text:p>
      <text:p text:style-name="P3"/>
      <text:p text:style-name="P3">2RU/2HJ/2SP: 5+färg. Svagt.<text:line-break/></text:p>
      <text:p text:style-name="P3">3/4 i färg = Spärrbud</text:p>
      <text:p text:style-name="P3"/>
      <text:p text:style-name="P3">Slamkonv: RKC 03/14</text:p>
      <text:p text:style-name="P3"/>
      <text:p text:style-name="P3">Mot 1NT: DONT.</text:p>
      <text:p text:style-name="P3"/>
      <text:p text:style-name="P3">Utspel: 10-12</text:p>
      <text:p text:style-name="P3"/>
      <text:p text:style-name="P3">Markeringar: Schneider, Malmö</text:p>
      <text:p text:style-name="P3"/>
      <text:p text:style-name="P3"/>
      <text:p text:style-name="P3"><text:span text:style-name="T1">Systemdeklaration, <text:s/>Annette – Stefan</text:span></text:p>
      <text:p text:style-name="P4"/>
      <text:p text:style-name="P3">1NT: 15-17.</text:p>
      <text:p text:style-name="P3">2NT: 20-21.</text:p>
      <text:p text:style-name="P3"><text:s text:c="2"/>Svar: Stayman, överföringar.</text:p>
      <text:p text:style-name="P3"/>
      <text:p text:style-name="P3">1KL: 2+färg. Normal öppningsstyrka</text:p>
      <text:p text:style-name="P3">1RU: 4+färg. Normal öppningsstyrka</text:p>
      <text:p text:style-name="P3">1HJ: 5+färg. Normal öppningsstyrka. <text:s/></text:p>
      <text:p text:style-name="P3">1SP: 5+färg. Normal öppningsstyrka.</text:p>
      <text:p text:style-name="P3"><text:s text:c="2"/>Svar: 1HÖ-2NT=Stenberg-Skrot. </text:p>
      <text:p text:style-name="P3"><text:s text:c="8"/>1HÖ-3LÅ=trumfinviter.</text:p>
      <text:p text:style-name="P3"><text:line-break/>2KL: Enda krav.</text:p>
      <text:p text:style-name="P3"/>
      <text:p text:style-name="P3">2RU/2HJ/2SP: 5+färg. Svagt.<text:line-break/></text:p>
      <text:p text:style-name="P3">3/4 i färg = Spärrbud</text:p>
      <text:p text:style-name="P3"/>
      <text:p text:style-name="P3">Slamkonv: RKC 03/14</text:p>
      <text:p text:style-name="P3"/>
      <text:p text:style-name="P3">Mot 1NT: DONT.</text:p>
      <text:p text:style-name="P3"/>
      <text:p text:style-name="P3">Utspel: 10-12</text:p>
      <text:p text:style-name="P3"/>
      <text:p text:style-name="P3">Markeringar: Schneider, Malmö</text:p>
      <text:p text:style-name="P3"/>
      <text:p text:style-name="P3"/>
      <text:p text:style-name="P3"><text:span text:style-name="T1">Systemdeklaration, <text:s/>Annette – Stefan</text:span></text:p>
      <text:p text:style-name="P4"/>
      <text:p text:style-name="P3">1NT: 15-17.</text:p>
      <text:p text:style-name="P3">2NT: 20-21.</text:p>
      <text:p text:style-name="P3"><text:s text:c="2"/>Svar: Stayman, överföringar.</text:p>
      <text:p text:style-name="P3"/>
      <text:p text:style-name="P3">1KL: 2+färg. Normal öppningsstyrka</text:p>
      <text:p text:style-name="P3">1RU: 4+färg. Normal öppningsstyrka</text:p>
      <text:p text:style-name="P3">1HJ: 5+färg. Normal öppningsstyrka. <text:s/></text:p>
      <text:p text:style-name="P3">1SP: 5+färg. Normal öppningsstyrka.</text:p>
      <text:p text:style-name="P3"><text:s text:c="2"/>Svar: 1HÖ-2NT=Stenberg-Skrot. </text:p>
      <text:p text:style-name="P3"><text:s text:c="8"/>1HÖ-3LÅ=trumfinviter.</text:p>
      <text:p text:style-name="P3"><text:line-break/>2KL: Enda krav.</text:p>
      <text:p text:style-name="P3"/>
      <text:p text:style-name="P3">2RU/2HJ/2SP: 5+färg. Svagt.<text:line-break/></text:p>
      <text:p text:style-name="P3">3/4 i färg = Spärrbud</text:p>
      <text:p text:style-name="P3"/>
      <text:p text:style-name="P3">Slamkonv: RKC 03/14</text:p>
      <text:p text:style-name="P3"/>
      <text:p text:style-name="P3">Mot 1NT: DONT.</text:p>
      <text:p text:style-name="P3"/>
      <text:p text:style-name="P3">Utspel: 10-12</text:p>
      <text:p text:style-name="P3"/>
      <text:p text:style-name="P3">Markeringar: Schneider, Malmö</text:p>
      <text:p text:style-name="P3"/>
      <text:p text:style-name="P3"/>
      <text:p text:style-name="P3"/>
      <text:p text:style-name="P5"/>
      <text:p text:style-name="P3"><text:span text:style-name="T1">Systemdeklaration, <text:s/>Annette – Stefan</text:span></text:p>
      <text:p text:style-name="P4"/>
      <text:p text:style-name="P3">1NT: 15-17.</text:p>
      <text:p text:style-name="P3">2NT: 20-21.</text:p>
      <text:p text:style-name="P3"><text:s text:c="2"/>Svar: Stayman, överföringar.</text:p>
      <text:p text:style-name="P3"/>
      <text:p text:style-name="P3">1KL: 2+färg. Normal öppningsstyrka</text:p>
      <text:p text:style-name="P3">1RU: 4+färg. Normal öppningsstyrka</text:p>
      <text:p text:style-name="P3">1HJ: 5+färg. Normal öppningsstyrka. <text:s/></text:p>
      <text:p text:style-name="P3">1SP: 5+färg. Normal öppningsstyrka.</text:p>
      <text:p text:style-name="P3"><text:s text:c="2"/>Svar: 1HÖ-2NT=Stenberg-Skrot. </text:p>
      <text:p text:style-name="P3"><text:s text:c="8"/>1HÖ-3LÅ=trumfinviter.</text:p>
      <text:p text:style-name="P3"><text:line-break/>2KL: Enda krav.</text:p>
      <text:p text:style-name="P3"/>
      <text:p text:style-name="P3">2RU/2HJ/2SP: 5+färg. Svagt.<text:line-break/></text:p>
      <text:p text:style-name="P3">3/4 i färg = Spärrbud</text:p>
      <text:p text:style-name="P3"/>
      <text:p text:style-name="P3">Slamkonv: RKC 03/14</text:p>
      <text:p text:style-name="P3"/>
      <text:p text:style-name="P3">Mot 1NT: DONT.</text:p>
      <text:p text:style-name="P3"/>
      <text:p text:style-name="P3">Utspel: 10-12</text:p>
      <text:p text:style-name="P3"/>
      <text:p text:style-name="P3">Markeringar: Schneider, Malmö</text:p>
      <text:p text:style-name="P3"/>
      <text:p text:style-name="P3"/>
      <text:p text:style-name="P3"><text:span text:style-name="T1">Systemdeklaration, <text:s/>Annette – Stefan</text:span></text:p>
      <text:p text:style-name="P4"/>
      <text:p text:style-name="P3">1NT: 15-17.</text:p>
      <text:p text:style-name="P3">2NT: 20-21.</text:p>
      <text:p text:style-name="P3"><text:s text:c="2"/>Svar: Stayman, överföringar.</text:p>
      <text:p text:style-name="P3"/>
      <text:p text:style-name="P3">1KL: 2+färg. Normal öppningsstyrka</text:p>
      <text:p text:style-name="P3">1RU: 4+färg. Normal öppningsstyrka</text:p>
      <text:p text:style-name="P3">1HJ: 5+färg. Normal öppningsstyrka. <text:s/></text:p>
      <text:p text:style-name="P3">1SP: 5+färg. Normal öppningsstyrka.</text:p>
      <text:p text:style-name="P3"><text:s text:c="2"/>Svar: 1HÖ-2NT=Stenberg-Skrot. </text:p>
      <text:p text:style-name="P3"><text:s text:c="8"/>1HÖ-3LÅ=trumfinviter.</text:p>
      <text:p text:style-name="P3"><text:line-break/>2KL: Enda krav.</text:p>
      <text:p text:style-name="P3"/>
      <text:p text:style-name="P3">2RU/2HJ/2SP: 5+färg. Svagt.<text:line-break/></text:p>
      <text:p text:style-name="P3">3/4 i färg = Spärrbud</text:p>
      <text:p text:style-name="P3"/>
      <text:p text:style-name="P3">Slamkonv: RKC 03/14</text:p>
      <text:p text:style-name="P3"/>
      <text:p text:style-name="P3">Mot 1NT: DONT.</text:p>
      <text:p text:style-name="P3"/>
      <text:p text:style-name="P3">Utspel: 10-12</text:p>
      <text:p text:style-name="P3"/>
      <text:p text:style-name="P3">Markeringar: Schneider, Malmö</text:p>
      <text:p text:style-name="P3"/>
      <text:p text:style-name="P3"/>
      <text:p text:style-name="P3"><text:span text:style-name="T1">Systemdeklaration, <text:s/>Annette – Stefan</text:span></text:p>
      <text:p text:style-name="P4"/>
      <text:p text:style-name="P3">1NT: 15-17.</text:p>
      <text:p text:style-name="P3">2NT: 20-21.</text:p>
      <text:p text:style-name="P3"><text:s text:c="2"/>Svar: Stayman, överföringar.</text:p>
      <text:p text:style-name="P3"/>
      <text:p text:style-name="P3">1KL: 2+färg. Normal öppningsstyrka</text:p>
      <text:p text:style-name="P3">1RU: 4+färg. Normal öppningsstyrka</text:p>
      <text:p text:style-name="P3">1HJ: 5+färg. Normal öppningsstyrka. <text:s/></text:p>
      <text:p text:style-name="P3">1SP: 5+färg. Normal öppningsstyrka.</text:p>
      <text:p text:style-name="P3"><text:s text:c="2"/>Svar: 1HÖ-2NT=Stenberg-Skrot. </text:p>
      <text:p text:style-name="P3"><text:s text:c="8"/>1HÖ-3LÅ=trumfinviter.</text:p>
      <text:p text:style-name="P3"><text:line-break/>2KL: Enda krav.</text:p>
      <text:p text:style-name="P3"/>
      <text:p text:style-name="P3">2RU/2HJ/2SP: 5+färg. Svagt.<text:line-break/></text:p>
      <text:p text:style-name="P3">3/4 i färg = Spärrbud</text:p>
      <text:p text:style-name="P3"/>
      <text:p text:style-name="P3">Slamkonv: RKC 03/14</text:p>
      <text:p text:style-name="P3"/>
      <text:p text:style-name="P3">Mot 1NT: DONT.</text:p>
      <text:p text:style-name="P3"/>
      <text:p text:style-name="P3">Utspel: 10-12</text:p>
      <text:p text:style-name="P3"/>
      <text:p text:style-name="P3">Markeringar: Schneider, Malmö</text:p>
      <text:p text:style-name="P3"/>
      <text:p text:style-name="P3"/>
      <text:p text:style-name="P3"/>
      <text:p text:style-name="P5"/>
      <text:p text:style-name="P4">Systemdeklaration, <text:s/>Annette – Stefan</text:p>
      <text:p text:style-name="P4"/>
      <text:p text:style-name="P3">1NT: 15-17.</text:p>
      <text:p text:style-name="P3">2NT: 20-21.</text:p>
      <text:p text:style-name="P3"><text:s text:c="2"/>Svar: Stayman, överföringar.</text:p>
      <text:p text:style-name="P3"/>
      <text:p text:style-name="P3">1KL: 2+färg. Normal öppningsstyrka</text:p>
      <text:p text:style-name="P3">1RU: 4+färg. Normal öppningsstyrka</text:p>
      <text:p text:style-name="P3">1HJ: 5+färg. Normal öppningsstyrka. <text:s/></text:p>
      <text:p text:style-name="P3">1SP: 5+färg. Normal öppningsstyrka.</text:p>
      <text:p text:style-name="P3"><text:s text:c="2"/>Svar: 1HÖ-2NT=Stenberg-Skrot. </text:p>
      <text:p text:style-name="P3"><text:s text:c="8"/>1HÖ-3LÅ=trumfinviter.</text:p>
      <text:p text:style-name="P3"><text:line-break/>2KL: Enda krav.</text:p>
      <text:p text:style-name="P3"/>
      <text:p text:style-name="P3">2RU/2HJ/2SP: 5+färg. Svagt.<text:line-break/></text:p>
      <text:p text:style-name="P3">3/4 i färg = Spärrbud</text:p>
      <text:p text:style-name="P3"/>
      <text:p text:style-name="P3">Slamkonv: RKC 03/14</text:p>
      <text:p text:style-name="P3"/>
      <text:p text:style-name="P3">Mot 1NT: DONT.</text:p>
      <text:p text:style-name="P3"/>
      <text:p text:style-name="P3">Utspel: 10-12</text:p>
      <text:p text:style-name="P3"/>
      <text:p text:style-name="P3">Markeringar: Schneider, Malmö</text:p>
      <text:p text:style-name="P3"/>
      <text:p text:style-name="P3"/>
      <text:p text:style-name="P3"><text:span text:style-name="T1">Systemdeklaration, <text:s/>Annette – Stefan</text:span></text:p>
      <text:p text:style-name="P4"/>
      <text:p text:style-name="P3">1NT: 15-17.</text:p>
      <text:p text:style-name="P3">2NT: 20-21.</text:p>
      <text:p text:style-name="P3"><text:s text:c="2"/>Svar: Stayman, överföringar.</text:p>
      <text:p text:style-name="P3"/>
      <text:p text:style-name="P3">1KL: 2+färg. Normal öppningsstyrka</text:p>
      <text:p text:style-name="P3">1RU: 4+färg. Normal öppningsstyrka</text:p>
      <text:p text:style-name="P3">1HJ: 5+färg. Normal öppningsstyrka. <text:s/></text:p>
      <text:p text:style-name="P3">1SP: 5+färg. Normal öppningsstyrka.</text:p>
      <text:p text:style-name="P3"><text:s text:c="2"/>Svar: 1HÖ-2NT=Stenberg-Skrot. </text:p>
      <text:p text:style-name="P3"><text:s text:c="8"/>1HÖ-3LÅ=trumfinviter.</text:p>
      <text:p text:style-name="P3"><text:line-break/>2KL: Enda krav.</text:p>
      <text:p text:style-name="P3"/>
      <text:p text:style-name="P3">2RU/2HJ/2SP: 5+färg. Svagt.<text:line-break/></text:p>
      <text:p text:style-name="P3">3/4 i färg = Spärrbud</text:p>
      <text:p text:style-name="P3"/>
      <text:p text:style-name="P3">Slamkonv: RKC 03/14</text:p>
      <text:p text:style-name="P3"/>
      <text:p text:style-name="P3">Mot 1NT: DONT.</text:p>
      <text:p text:style-name="P3"/>
      <text:p text:style-name="P3">Utspel: 10-12</text:p>
      <text:p text:style-name="P3"/>
      <text:p text:style-name="P3">Markeringar: Schneider, Malmö</text:p>
      <text:p text:style-name="P3"/>
      <text:p text:style-name="P3"/>
      <text:p text:style-name="P3"><text:span text:style-name="T1">Systemdeklaration, <text:s/>Annette – Stefan</text:span></text:p>
      <text:p text:style-name="P4"/>
      <text:p text:style-name="P3">1NT: 15-17.</text:p>
      <text:p text:style-name="P3">2NT: 20-21.</text:p>
      <text:p text:style-name="P3"><text:s text:c="2"/>Svar: Stayman, överföringar.</text:p>
      <text:p text:style-name="P3"/>
      <text:p text:style-name="P3">1KL: 2+färg. Normal öppningsstyrka</text:p>
      <text:p text:style-name="P3">1RU: 4+färg. Normal öppningsstyrka</text:p>
      <text:p text:style-name="P3">1HJ: 5+färg. Normal öppningsstyrka. <text:s/></text:p>
      <text:p text:style-name="P3">1SP: 5+färg. Normal öppningsstyrka.</text:p>
      <text:p text:style-name="P3"><text:s text:c="2"/>Svar: 1HÖ-2NT=Stenberg-Skrot. </text:p>
      <text:p text:style-name="P3"><text:s text:c="8"/>1HÖ-3LÅ=trumfinviter.</text:p>
      <text:p text:style-name="P3"><text:line-break/>2KL: Enda krav.</text:p>
      <text:p text:style-name="P3"/>
      <text:p text:style-name="P3">2RU/2HJ/2SP: 5+färg. Svagt.<text:line-break/></text:p>
      <text:p text:style-name="P3">3/4 i färg = Spärrbud</text:p>
      <text:p text:style-name="P3"/>
      <text:p text:style-name="P3">Slamkonv: RKC 03/14</text:p>
      <text:p text:style-name="P3"/>
      <text:p text:style-name="P3">Mot 1NT: DONT.</text:p>
      <text:p text:style-name="P3"/>
      <text:p text:style-name="P3">Utspel: 10-12</text:p>
      <text:p text:style-name="P3"/>
      <text:p text:style-name="P3">Markeringar: Schneider, Malmö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columns fo:column-count="3" fo:column-gap="0cm">
          <style:column style:rel-width="3780*" fo:start-indent="0cm" fo:end-indent="0cm"/>
          <style:column style:rel-width="3780*" fo:start-indent="0cm" fo:end-indent="0cm"/>
          <style:column style:rel-width="3780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7-02-27T00:24:34.409000000</meta:print-date>
    <dc:date>2017-02-27T00:26:04.432000000</dc:date>
    <meta:editing-duration>PT4M48S</meta:editing-duration>
    <meta:editing-cycles>1</meta:editing-cycles>
    <meta:document-statistic meta:table-count="0" meta:image-count="0" meta:object-count="0" meta:page-count="1" meta:paragraph-count="153" meta:word-count="459" meta:character-count="3861" meta:non-whitespace-character-count="3384"/>
    <meta:generator>LibreOffice/5.0.1.2$Windows_x86 LibreOffice_project/81898c9f5c0d43f3473ba111d7b351050be20261</meta:generator>
  </office:meta>
</office:document-meta>
</file>